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style:style>
    <style:style style:name="P3" style:parent-style-name="NormalWeb" style:family="paragraph">
      <style:text-properties style:font-name="Calibri" style:font-name-complex="Calibri"/>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font-style="italic" style:font-style-asian="italic" style:font-style-complex="italic"/>
    </style:style>
    <style:style style:name="T6" style:parent-style-name="DefaultParagraphFont" style:family="text">
      <style:text-properties style:font-name="Calibri" style:font-name-complex="Calibri"/>
    </style:style>
    <style:style style:name="T7" style:parent-style-name="DefaultParagraphFont" style:family="text">
      <style:text-properties style:font-name="Calibri" style:font-name-complex="Calibri"/>
    </style:style>
    <style:style style:name="T8" style:parent-style-name="Hyperlink" style:family="text">
      <style:text-properties style:font-name="Calibri" style:font-name-complex="Calibri"/>
    </style:style>
    <style:style style:name="T9" style:parent-style-name="DefaultParagraphFont" style:family="text">
      <style:text-properties style:font-name="Calibri" style:font-name-complex="Calibri"/>
    </style:style>
    <style:style style:name="T10" style:parent-style-name="Hyperlink" style:family="text">
      <style:text-properties style:font-name="Calibri" style:font-name-complex="Calibri"/>
    </style:style>
    <style:style style:name="T11" style:parent-style-name="DefaultParagraphFont" style:family="text">
      <style:text-properties style:font-name="Calibri" style:font-name-complex="Calibri"/>
    </style:style>
    <style:style style:name="P12" style:parent-style-name="NormalWeb" style:family="paragraph">
      <style:text-properties style:font-name="Calibri" style:font-name-complex="Calibri"/>
    </style:style>
    <style:style style:name="T13" style:parent-style-name="DefaultParagraphFont" style:family="text">
      <style:text-properties style:font-name="Calibri" style:font-name-complex="Calibri" fo:font-weight="bold" style:font-weight-asian="bold" style:font-weight-complex="bold"/>
    </style:style>
    <style:style style:name="P14" style:parent-style-name="NormalWeb" style:family="paragraph">
      <style:text-properties style:font-name="Calibri" style:font-name-complex="Calibri"/>
    </style:style>
    <style:style style:name="T15" style:parent-style-name="DefaultParagraphFont" style:family="text">
      <style:text-properties style:font-name="Calibri" style:font-name-complex="Calibri"/>
    </style:style>
    <style:style style:name="T16" style:parent-style-name="Hyperlink"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NormalWeb" style:family="paragraph">
      <style:text-properties style:font-name="Calibri" style:font-name-complex="Calibri"/>
    </style:style>
    <style:style style:name="P19" style:parent-style-name="NormalWeb" style:family="paragraph">
      <style:text-properties style:font-name="Calibri" style:font-name-complex="Calibri"/>
    </style:style>
  </office:automatic-styles>
  <office:body>
    <office:text text:use-soft-page-breaks="true">
      <text:p text:style-name="P1">Riverside JS Workshop</text:p>
      <text:p text:style-name="NormalWeb"><text:span text:style-name="T2">WHO WE ARE:</text:span></text:p>
      <text:p text:style-name="P3">Riverside JS Workshop is a group of engaged JavaScript developers of varying skill levels.  Our goal is to help new developers become professional developers and to help professional developers stay razor sharp.  We also like to have a little fun.</text:p>
      <text:p text:style-name="NormalWeb"><text:span text:style-name="T4">We host a monthly workshop, currently at the awesome Riverside IO workspace, that provides all members with the opportunity to solve real-world problems in a collaborative environment.  We are not a presentation-based user group.  We are fully hands on, working from the simple principle that<text:s/></text:span><text:span text:style-name="T5">people learn by doing</text:span><text:span text:style-name="T6">.<text:s/></text:span></text:p>
      <text:p text:style-name="NormalWeb"><text:span text:style-name="T7">We are also organized online through our<text:s/></text:span><text:a xlink:href="https://plus.google.com/u/2/communities/115504792973206830779" office:target-frame-name="_top" xlink:show="replace"><text:span text:style-name="T8">Google+ community</text:span></text:a><text:span text:style-name="T9"><text:s/>and our website (</text:span><text:a xlink:href="http://www.RiversideJS.net" office:target-frame-name="_top" xlink:show="replace"><text:span text:style-name="T10">www.RiversideJS.net</text:span></text:a><text:span text:style-name="T11">), where we provide great educational resources.</text:span></text:p>
      <text:p text:style-name="P12"/>
      <text:p text:style-name="NormalWeb"><text:span text:style-name="T13">HOW TO GET INVOLVED:</text:span></text:p>
      <text:p text:style-name="P14">Becoming part of the Riverside JS Workshop is simple.  Here’s what you need to do:</text:p>
      <text:p text:style-name="NormalWeb"><text:span text:style-name="T15">(1)  Join our<text:s/></text:span><text:a xlink:href="http://www.meetup.com/RiversideJS/" office:target-frame-name="_top" xlink:show="replace"><text:span text:style-name="T16">Meetup.com</text:span></text:a><text:span text:style-name="T17"><text:s/>group here.</text:span></text:p>
      <text:p text:style-name="P18">(2)  Contact the workshop organizer by email (riverside.jsw@gmail.com) to get access to our Google+ community, workshop schedule and other group resources.</text:p>
      <text:p text:style-name="P19">(3)  Attend our monthly workshop.  Attempt to solve group coding challenges, and engage with others online.</text:p>
      <text:p text:style-name="NormalWeb"/>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ean Olson</meta:initial-creator>
    <dc:creator>Sean Olson</dc:creator>
    <meta:creation-date>2015-01-26T17:10:00Z</meta:creation-date>
    <dc:date>2015-05-01T05:52:00Z</dc:date>
    <meta:template xlink:href="Normal.dotm" xlink:type="simple"/>
    <meta:editing-cycles>13</meta:editing-cycles>
    <meta:editing-duration>PT15540S</meta:editing-duration>
    <meta:document-statistic meta:page-count="1" meta:paragraph-count="2" meta:word-count="197" meta:character-count="1320" meta:row-count="9" meta:non-whitespace-character-count="1125"/>
  </office:meta>
</office:document-meta>
</file>